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text-align="start" style:justify-single-word="false"/>
      <style:text-properties style:font-name="Courier New" fo:font-size="10pt" style:font-size-asian="10pt" style:font-size-complex="10pt"/>
    </style:style>
    <style:style style:name="P5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0" style:family="paragraph" style:parent-style-name="Subtitle">
      <style:paragraph-properties fo:text-align="center" style:justify-single-word="false"/>
    </style:style>
    <style:style style:name="P61" style:family="paragraph" style:parent-style-name="Title">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2"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4"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0" style:family="paragraph" style:parent-style-name="Standard">
      <style:paragraph-properties fo:margin-left="-0.053cm" fo:margin-right="-0.009cm" fo:text-align="justify" style:justify-single-word="false" fo:text-indent="0cm" style:auto-text-indent="false"/>
    </style:style>
    <style:style style:name="P81"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7" style:family="paragraph" style:parent-style-name="Standard" style:master-page-name="First_20_Page">
      <style:paragraph-properties fo:text-align="end" style:justify-single-word="false" style:page-number="auto"/>
      <style:text-properties style:font-name="Arial"/>
    </style:style>
    <style:style style:name="P88" style:family="paragraph" style:parent-style-name="Standard" style:list-style-name="L1">
      <style:paragraph-properties fo:text-align="justify" style:justify-single-word="false"/>
    </style:style>
    <style:style style:name="P89" style:family="paragraph" style:parent-style-name="Standard" style:list-style-name="L2">
      <style:paragraph-properties fo:text-align="justify" style:justify-single-word="false"/>
    </style:style>
    <style:style style:name="P90" style:family="paragraph" style:parent-style-name="Standard" style:list-style-name="L8">
      <style:paragraph-properties fo:text-align="justify" style:justify-single-word="false"/>
    </style:style>
    <style:style style:name="P91" style:family="paragraph" style:parent-style-name="Standard" style:list-style-name="L12">
      <style:paragraph-properties fo:text-align="justify" style:justify-single-word="false"/>
    </style:style>
    <style:style style:name="P92" style:family="paragraph" style:parent-style-name="Standard" style:list-style-name="L14">
      <style:paragraph-properties fo:text-align="justify" style:justify-single-word="false"/>
    </style:style>
    <style:style style:name="P93" style:family="paragraph" style:parent-style-name="Standard" style:list-style-name="L15">
      <style:paragraph-properties fo:text-align="justify" style:justify-single-word="false"/>
    </style:style>
    <style:style style:name="P94"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19">
      <style:text-properties fo:background-color="transparent" style:language-asian="zxx" style:country-asian="none" style:language-complex="zxx" style:country-complex="none"/>
    </style:style>
    <style:style style:name="P103" style:family="paragraph" style:parent-style-name="Standard" style:list-style-name="L20">
      <style:text-properties fo:background-color="transparent" style:language-asian="zxx" style:country-asian="none" style:language-complex="zxx" style:country-complex="none"/>
    </style:style>
    <style:style style:name="P104"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5" style:family="paragraph" style:parent-style-name="Standard" style:list-style-name="L8"/>
    <style:style style:name="P106" style:family="paragraph" style:parent-style-name="Standard" style:list-style-name="L9"/>
    <style:style style:name="P107" style:family="paragraph" style:parent-style-name="Standard" style:list-style-name="L8">
      <style:text-properties style:language-asian="zxx" style:country-asian="none" style:language-complex="zxx" style:country-complex="none"/>
    </style:style>
    <style:style style:name="P108"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9" style:family="paragraph" style:parent-style-name="Standard" style:list-style-name="L17"/>
    <style:style style:name="P110" style:family="paragraph" style:parent-style-name="Standard" style:list-style-name="L18"/>
    <style:style style:name="P111"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Heading_20_1">
      <style:paragraph-properties fo:break-before="page"/>
      <style:text-properties fo:background-color="transparent"/>
    </style:style>
    <style:style style:name="P113" style:family="paragraph" style:parent-style-name="Heading_20_2">
      <style:text-properties fo:background-color="transparent" style:language-asian="zxx" style:country-asian="none" style:language-complex="zxx" style:country-complex="none"/>
    </style:style>
    <style:style style:name="P114" style:family="paragraph" style:parent-style-name="Heading_20_2">
      <style:text-properties style:language-asian="zxx" style:country-asian="none" style:language-complex="zxx" style:country-complex="none"/>
    </style:style>
    <style:style style:name="P115" style:family="paragraph" style:parent-style-name="Heading_20_2">
      <style:paragraph-properties fo:margin-left="0cm" fo:margin-right="0cm" fo:text-indent="0cm" style:auto-text-indent="false"/>
    </style:style>
    <style:style style:name="P116" style:family="paragraph" style:parent-style-name="Table_20_Contents" style:list-style-name="L8">
      <style:paragraph-properties fo:text-align="justify" style:justify-single-word="false"/>
    </style:style>
    <style:style style:name="P117" style:family="paragraph" style:parent-style-name="Table_20_Contents" style:list-style-name="L13">
      <style:paragraph-properties fo:text-align="justify" style:justify-single-word="false"/>
    </style:style>
    <style:style style:name="P118" style:family="paragraph" style:parent-style-name="Table_20_Contents">
      <style:paragraph-properties fo:text-align="start" style:justify-single-word="false"/>
      <style:text-properties style:font-name="Courier New"/>
    </style:style>
    <style:style style:name="P119" style:family="paragraph" style:parent-style-name="Heading_20_3">
      <style:text-properties fo:background-color="transparent" style:language-asian="zxx" style:country-asian="none" style:language-complex="zxx" style:country-complex="none"/>
    </style:style>
    <style:style style:name="P120"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1" style:family="paragraph" style:parent-style-name="Heading_20_3">
      <style:paragraph-properties fo:margin-left="0cm" fo:margin-right="0cm" fo:text-indent="0cm" style:auto-text-indent="false"/>
      <style:text-properties fo:background-color="transparent"/>
    </style:style>
    <style:style style:name="P122" style:family="paragraph" style:parent-style-name="Heading_20_3">
      <style:paragraph-properties fo:margin-left="0cm" fo:margin-right="0cm" fo:text-align="justify" style:justify-single-word="false" fo:text-indent="0cm" style:auto-text-indent="false"/>
    </style:style>
    <style:style style:name="P123"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4" style:family="paragraph" style:parent-style-name="Heading_20_4">
      <style:text-properties fo:background-color="transparent" style:language-asian="zxx" style:country-asian="none" style:language-complex="zxx" style:country-complex="none"/>
    </style:style>
    <style:style style:name="P125"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0080" style:font-name="Courier New" fo:font-weight="bold"/>
    </style:style>
    <style:style style:name="T20"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font-weight="normal" style:font-weight-asian="normal" style:font-weight-complex="normal"/>
    </style:style>
    <style:style style:name="T24" style:family="text">
      <style:text-properties fo:font-weight="normal" fo:background-color="transparent" style:language-asian="zxx" style:country-asian="none" style:font-weight-asian="normal" style:language-complex="zxx" style:country-complex="none"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transparent" style:language-asian="zxx" style:country-asian="none" style:language-complex="zxx" style:country-complex="none"/>
    </style:style>
    <style:style style:name="T28" style:family="text">
      <style:text-properties style:language-asian="zxx" style:country-asian="none" style:language-complex="zxx" style:country-complex="none"/>
    </style:style>
    <style:style style:name="T29" style:family="text">
      <style:text-properties style:font-name="Courier New"/>
    </style:style>
    <style:style style:name="T3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1" style:family="text">
      <style:text-properties fo:color="#808080" style:font-name="Courier New1" fo:font-style="italic" fo:font-weight="bold" style:font-weight-asian="bold" style:font-weight-complex="bold"/>
    </style:style>
    <style:style style:name="T32" style:family="text">
      <style:text-properties fo:font-size="10pt" fo:background-color="transparent" style:font-size-asian="10pt" style:language-asian="zxx" style:country-asian="none" style:font-size-complex="10pt" style:language-complex="zxx" style:country-complex="none"/>
    </style:style>
    <style:style style:name="T33"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34"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4"/>
      <text:p text:style-name="P4"/>
      <text:p text:style-name="P4"/>
      <text:p text:style-name="P6"><draw:frame draw:style-name="fr2" draw:name="gráficos3" text:anchor-type="paragraph" svg:width="9.252cm" svg:height="3.311cm" draw:z-index="75"><draw:image xlink:href="Pictures/100002010000010C0000009627A9294E.png" xlink:type="simple" xlink:show="embed" xlink:actuate="onLoad"/></draw:frame></text:p>
      <text:p text:style-name="P4"/>
      <text:p text:style-name="P4"/>
      <text:p text:style-name="P4"/>
      <text:p text:style-name="P4"/>
      <text:p text:style-name="P61">Manual de <text:span text:style-name="T3">Web Services</text:span></text:p>
      <text:p text:style-name="P61">de</text:p>
      <text:p text:style-name="P61"><text:s/>DIR3CAIB</text:p>
      <text:p text:style-name="P60">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76"><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7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6-05-31T09:07:07.92">31/05/16</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3">1.-Introducció<text:tab/>4</text:p>
          <text:p text:style-name="P84">1.1.-Introducció General<text:tab/>5</text:p>
          <text:p text:style-name="P84">1.2.-Rols dels Usuaris Aplicació<text:tab/>5</text:p>
          <text:p text:style-name="P84">1.3.-API de Comunicació<text:tab/>6</text:p>
          <text:p text:style-name="P85">1.3.1.-Generar codi a partir de WSDL<text:tab/>6</text:p>
          <text:p text:style-name="P85">1.3.2.-Emprar llibreries compilades<text:tab/>6</text:p>
          <text:p text:style-name="P85">1.3.3.-Utilitzar jar de l'API del repositori maven<text:tab/>7</text:p>
          <text:p text:style-name="P84">1.4.-Instanciar API de Web Service<text:tab/>7</text:p>
          <text:p text:style-name="P84">1.5.-Mètodes Comuns a Totes les APIs<text:tab/>8</text:p>
          <text:p text:style-name="P85">1.5.1.-String getVersion() i <text:s/>int getVersionWs()<text:tab/>8</text:p>
          <text:p text:style-name="P84">1.6.-Gestió d'Errors <text:tab/>9</text:p>
          <text:p text:style-name="P85">1.6.1.-Exception<text:tab/>9</text:p>
          <text:p text:style-name="P83">2.-API de Catàleg<text:tab/>10</text:p>
          <text:p text:style-name="P84">2.1.-Introducció<text:tab/>10</text:p>
          <text:p text:style-name="P84">2.2.-Mètodes de l'API Catàleg<text:tab/>10</text:p>
          <text:p text:style-name="P85">2.2.1.-obtenerCatComunidadAutonoma()<text:tab/>10</text:p>
          <text:p text:style-name="P85">2.2.2.-obtenerCatEntidadGeografica()<text:tab/>11</text:p>
          <text:p text:style-name="P85">2.2.3.-obtenerCatProvincia()<text:tab/>11</text:p>
          <text:p text:style-name="P85">2.2.4.-obtenerCatLocalidad()<text:tab/>12</text:p>
          <text:p text:style-name="P85">2.2.5.-obtenerCatNivelAdministracion()<text:tab/>12</text:p>
          <text:p text:style-name="P85">2.2.6.-obtenerCatEstadoEntidad()<text:tab/>13</text:p>
          <text:p text:style-name="P85">2.2.7.-obtenerCatPais()<text:tab/>13</text:p>
          <text:p text:style-name="P83">3.-API D'Unitats<text:tab/>14</text:p>
          <text:p text:style-name="P84">3.1.-obtenerArbolUnidades<text:tab/>14</text:p>
          <text:p text:style-name="P84">3.2.-obtenerUnidad<text:tab/>15</text:p>
          <text:p text:style-name="P83">4.-API d'Oficines<text:tab/>16</text:p>
          <text:p text:style-name="P84">4.1.-obtenerOficina<text:tab/>16</text:p>
          <text:p text:style-name="P84">4.2.-obtenerArbolOficinas<text:tab/>16</text:p>
          <text:p text:style-name="P84">4.3.-obtenerOficinasSIRUnidad<text:tab/>17</text:p>
          <text:p text:style-name="P84">4.4.-Exemples<text:tab/>17</text:p>
          <text:p text:style-name="P83">5.-Model de dades<text:tab/>21</text:p>
          <text:p text:style-name="P84">5.1.-Classe CatEstadoEntidad<text:tab/>21</text:p>
          <text:p text:style-name="P84">5.2.-Classe CatNivelAdministracion<text:tab/>21</text:p>
          <text:p text:style-name="P84">5.3.-Classe CatPais<text:tab/>22</text:p>
          <text:p text:style-name="P84">5.4.-Classe CatComunidadAutonomaTF<text:tab/>22</text:p>
          <text:p text:style-name="P84">5.5.-Classe CatProvinciaTF<text:tab/>22</text:p>
          <text:p text:style-name="P84">5.6.-Classe CatLocalidadTF<text:tab/>22</text:p>
          <text:p text:style-name="P84">5.7.-Classe CatEntidadGeograficaTF<text:tab/>23</text:p>
          <text:p text:style-name="P84">5.8.-Classe UnidadTF<text:tab/>23</text:p>
          <text:p text:style-name="P84">5.9.-Classe OficinaTF<text:tab/>24</text:p>
          <text:p text:style-name="P84">5.10.-Classe RelacionSirOfiTF<text:tab/>24</text:p>
          <text:p text:style-name="P84">5.11.-Classe RelacionOrganizativaOfiTF<text:tab/>25</text:p>
          <text:p text:style-name="P83">6.-Descripció dels serveis REST<text:tab/>25</text:p>
          <text:p text:style-name="P84">6.1.-Serveis<text:tab/>25</text:p>
          <text:p text:style-name="P85">6.1.1.-busquedaOrganismos<text:tab/>25</text:p>
          <text:p text:style-name="P85">6.1.2.-busquedaOficinas<text:tab/>26</text:p>
          <text:p text:style-name="P85">6.1.3.-unidadDenominacion<text:tab/>26</text:p>
          <text:p text:style-name="P85"><text:soft-page-break/>6.1.4.-oficinaDenominacion<text:tab/>27</text:p>
          <text:p text:style-name="P84">6.2.-Model de dades dels serveis REST<text:tab/>27</text:p>
          <text:p text:style-name="P85">6.2.1.-Unidad<text:tab/>27</text:p>
          <text:p text:style-name="P85">6.2.2.-Oficina<text:tab/>30</text:p>
          <text:p text:style-name="P84">6.3.-Exemple<text:tab/>31</text:p>
          <text:p text:style-name="P83">7.-Wsdl<text:tab/>32</text:p>
          <text:p text:style-name="P84">7.1.-Catàleg<text:tab/>32</text:p>
          <text:p text:style-name="P84">7.2.-Unitats<text:tab/>35</text:p>
          <text:p text:style-name="P84">7.3.-Oficines<text:tab/>3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NumPara__3297_1630876205"/><text:soft-page-break/>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1674901489894546546" text:style-name="L1">
        <text:list-item>
          <text:p text:style-name="P88"><text:span text:style-name="T1">Catàleg</text:span>: Dir3Caib proveeix d'un catàleg amb un conjunt de conceptes que ens permet classificar les Unitats i Oficines. El catàleg està format per:</text:p>
        </text:list-item>
      </text:list>
      <text:list xml:id="list4346015990903342208" text:style-name="L2">
        <text:list-item>
          <text:p text:style-name="P89">Àmbits Territorial</text:p>
        </text:list-item>
        <text:list-item>
          <text:p text:style-name="P89">Comunitats Autònomes</text:p>
        </text:list-item>
        <text:list-item>
          <text:p text:style-name="P89">Entitats Geogràfiques </text:p>
        </text:list-item>
        <text:list-item>
          <text:p text:style-name="P89">Estat d'Entitat</text:p>
        </text:list-item>
        <text:list-item>
          <text:p text:style-name="P89">Illes</text:p>
        </text:list-item>
        <text:list-item>
          <text:p text:style-name="P89">Jerarquies Oficina</text:p>
        </text:list-item>
        <text:list-item>
          <text:p text:style-name="P89">Localitats</text:p>
        </text:list-item>
        <text:list-item>
          <text:p text:style-name="P89">Motius d'Extinció</text:p>
        </text:list-item>
        <text:list-item>
          <text:p text:style-name="P89">Nivells d'Administració</text:p>
        </text:list-item>
        <text:list-item>
          <text:p text:style-name="P89">Països</text:p>
        </text:list-item>
        <text:list-item>
          <text:p text:style-name="P89">Províncies</text:p>
        </text:list-item>
        <text:list-item>
          <text:p text:style-name="P89">Tipus de Contactes</text:p>
        </text:list-item>
        <text:list-item>
          <text:p text:style-name="P89">Tipus d'Entitats Públiques</text:p>
        </text:list-item>
        <text:list-item>
          <text:p text:style-name="P89">Tipus d'Unitat Orgànica</text:p>
        </text:list-item>
        <text:list-item>
          <text:p text:style-name="P89">Tipus de Via </text:p>
        </text:list-item>
      </text:list>
      <text:list xml:id="list29233033" text:continue-list="list1674901489894546546" text:style-name="L1">
        <text:list-header>
          <text:p text:style-name="P88"/>
        </text:list-header>
        <text:list-item>
          <text:p text:style-name="P88"><text:span text:style-name="T1">Unitats</text:span>: <text:s/>Dir3Caib també permet obtenir arbres d'unitats o unitats de manera individual.</text:p>
        </text:list-item>
        <text:list-item>
          <text:p text:style-name="P88"><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4530902041509243001" text:style-name="L3">
        <text:list-item>
          <text:list>
            <text:list-header>
              <text:p text:style-name="P94"/>
            </text:list-header>
            <text:list-item>
              <text:p text:style-name="P94"><text:span text:style-name="T1">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1855269678346552744" text:style-name="L4">
        <text:list-item>
          <text:p text:style-name="P95">Generar codi a partir de wsdl o</text:p>
        </text:list-item>
        <text:list-item>
          <text:p text:style-name="P95">Emprar llibreries compilades</text:p>
        </text:list-item>
        <text:list-item>
          <text:p text:style-name="P95">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120" text:outline-level="3">Generar codi a partir de WSDL</text:h>
      <text:p text:style-name="P21"/>
      <text:p text:style-name="Standard"><text:tab/>Per exemple per obtenir l'API de comunicació del web service <text:span text:style-name="T28">Dir3CaibObtenerCatalogos</text:span><text:span text:style-name="T27">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office:annotation><dc:creator>Marilen Gonzalez</dc:creator><dc:date>2016-05-30T13:58:01.83</dc:date><text:p text:style-name="P126"><text:span text:style-name="T34">Aquesta opció no esta disponible.</text:span></text:p></office:annotation>rar llibreries compilades</text:h>
      <text:p text:style-name="P21"><text:tab/>Com ja s'ha comentat la utilització de les APIs ja compilades són la segona millor opció ja <text:soft-page-break/>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25"> </text:span><text:span text:style-name="T4">files</text:span><text:span text:style-name="T25"> de http://portafib.sourceforge.net.</text:span></text:p>
      <text:p text:style-name="P86"/>
      <text:p text:style-name="P22"/>
      <text:list xml:id="list4572584142005501166" text:style-name="L5">
        <text:list-header>
          <text:p text:style-name="P104"/>
          <text:p text:style-name="P96"/>
        </text:list-header>
      </text:list>
      <text:h text:style-name="P121"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118"><text:span text:style-name="T32"><text:s text:c="4"/>&lt;id&gt;</text:span><text:span text:style-name="T33">es.caib.dir3caib</text:span><text:span text:style-name="T32">&lt;/id&gt;<text:line-break/> &lt;name&gt;</text:span><text:span text:style-name="T33">Dir3Caib Maven Repository</text:span><text:span text:style-name="T32">&lt;/name&gt;<text:line-break/> &lt;url&gt;</text:span><text:a xlink:type="simple" xlink:href="http://GovernIB.github.io/dir3caib/maven/" text:style-name="Internet_20_link" text:visited-style-name="Visited_20_Internet_20_Link"><text:span text:style-name="T31">http://GovernIB.github.io/dir3caib/maven/</text:span></text:a><text:span text:style-name="T32">&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0">String endpoint=<text:span text:style-name="T12">"http://localhost:8080/dir3caib/ws/Dir3CaibObtenerCatalogos"</text:span>;</text:p>
            <text:p text:style-name="P70">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0">Dir3CaibObtenerCatalogosWs catalogo = <text:s text:c="20"/>catalagosService.getDir3CaibObtenerCatalogosWs();</text:p>
            <text:p text:style-name="P70"><text:s text:c="4"/></text:p>
            <text:p text:style-name="P76">// Adreça servidor</text:p>
            <text:p text:style-name="P64"><text:span text:style-name="T6">String usr_app = </text:span><text:span text:style-name="T12">"user_app"</text:span><text:span text:style-name="T6">; </text:span><text:span text:style-name="T14">// username application</text:span></text:p>
            <text:p text:style-name="P64"><text:span text:style-name="T6">String pwd_app = </text:span><text:span text:style-name="T12">"mypassword"</text:span><text:span text:style-name="T6">; </text:span><text:span text:style-name="T14">// password application</text:span></text:p>
            <text:p text:style-name="P70">Map&lt;String, Object&gt; reqContext = ((BindingProvider) catalogo).getRequestContext();</text:p>
            <text:p text:style-name="P64"><text:span text:style-name="T6">reqContext.put(BindingProvider.</text:span><text:span text:style-name="T15">ENDPOINT_ADDRESS_PROPERTY</text:span><text:span text:style-name="T6">, endpoint);</text:span></text:p>
            <text:p text:style-name="P65"><text:span text:style-name="T6">reqContext.put(BindingProvider.</text:span><text:span text:style-name="T15">USERNAME_PROPERTY</text:span><text:span text:style-name="T6">, usr_app);</text:span></text:p>
            <text:p text:style-name="P65"><text:span text:style-name="T6">reqContext.put(BindingProvider.</text:span><text:span text:style-name="T15">PASSWORD_PROPERTY</text:span><text:span text:style-name="T6">, pwd_app); </text:span></text:p>
            <text:p text:style-name="P70"><text:s text:c="4"/></text:p>
            <text:p text:style-name="P75"><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8496226836020096136" text:style-name="L6">
        <text:list-header>
          <text:p text:style-name="P97"/>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3"><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1">Versió Dir3Caib <text:s/>: 1.0.0</text:p>
            <text:p text:style-name="P66">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9"><text:s/><draw:frame draw:style-name="fr4" draw:name="gráficos14" text:anchor-type="as-char" svg:width="1.339cm" svg:height="1.339cm" draw:z-index="68"><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6">Versió Dir3Caib-WS: 1.0</text:p>
                </table:table-cell>
              </table:table-row>
            </table:table>
            <text:p text:style-name="P52"/>
          </table:table-cell>
        </table:table-row>
      </table:table>
      <text:p text:style-name="P20"/>
      <text:h text:style-name="P119"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3"><text:span text:style-name="T6">} </text:span><text:span text:style-name="T11">catch</text:span><text:span text:style-name="T6"> (Exception e) {</text:span></text:p>
            <text:p text:style-name="P63"><text:span text:style-name="T6"><text:s text:c="2"/>System.</text:span><text:span text:style-name="T15">err</text:span><text:span text:style-name="T6">.println(</text:span><text:span text:style-name="T12">"Exception: "</text:span><text:span text:style-name="T6"> + e.getMessage());</text:span></text:p>
            <text:p text:style-name="P63"><text:span text:style-name="T6"><text:s text:c="2"/>e.printStackTrace(System.</text:span><text:span text:style-name="T15">err</text:span><text:span text:style-name="T6">);</text:span></text:p>
            <text:p text:style-name="P67">}</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1">Exception: HTTP transport error: </text:span><text:span text:style-name="T17">java.net.UnknownHostException</text:span><text:span text:style-name="T21">: localhost22</text:span></text:p>
            <text:p text:style-name="P73"><text:span text:style-name="T18">com.sun.xml.internal.ws.client.ClientTransportException</text:span><text:span text:style-name="T22">: HTTP transport error: </text:span><text:span text:style-name="T18">java.net.UnknownHostException</text:span><text:span text:style-name="T2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3"><text:span text:style-name="T18">javax.xml.ws.soap.SOAPFaultException</text:span><text:span text:style-name="T22">: Caller unauthorized</text:span></text:p>
          </table:table-cell>
        </table:table-row>
      </table:table>
      <text:p text:style-name="P21"/>
      <text:p text:style-name="Standard"><text:span text:style-name="T27">Quan algun paràmetre es valida en la capa de web services (En aquest cas s'ha cridat al mètode <text:s/></text:span><text:span text:style-name="T28">obtenerCatComunidadAutonoma()</text:span><text:span text:style-name="T9"> </text:span><text:span text:style-name="T27">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3"><text:span text:style-name="T18">javax.xml.ws.WebServiceException</text:span><text:span text:style-name="T22">: Method Parameter: </text:span><text:span text:style-name="T22">obtenerCatComunidadAutonoma</text:span><text:span text:style-name="T22"> cannot be null. This is BP 1.1 R2211 violation.</text:span></text:p>
          </table:table-cell>
        </table:table-row>
      </table:table>
      <text:p text:style-name="P22"/>
      <text:p text:style-name="P22"/>
      <text:p text:style-name="P21"/>
      <text:h text:style-name="P111"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4339408400024728477" text:style-name="L7">
        <text:list-item>
          <text:p text:style-name="P98">obtenerCatComunidadAutonoma()</text:p>
        </text:list-item>
        <text:list-item>
          <text:p text:style-name="P98">obtenerCatEntidadGeografica()</text:p>
        </text:list-item>
        <text:list-item>
          <text:p text:style-name="P98">obtenerCatProvincia()</text:p>
        </text:list-item>
        <text:list-item>
          <text:p text:style-name="P98">obtenerCatLocalidad()</text:p>
        </text:list-item>
        <text:list-item>
          <text:p text:style-name="P98">obtenerCatNivelAdministracion()</text:p>
        </text:list-item>
        <text:list-item>
          <text:p text:style-name="P98">obtenerCatEstadoEntidad()</text:p>
        </text:list-item>
        <text:list-item>
          <text:p text:style-name="P98">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9"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6">@RolesAllowed({ DIR_ADMIN })</text:p>
            <text:p text:style-name="P66"><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20473766805663063" text:style-name="L8">
              <text:list-header>
                <text:p text:style-name="P90"/>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6141508613259439256" text:style-name="L9">
              <text:list-item>
                <text:list>
                  <text:list-item>
                    <text:list>
                      <text:list-item>
                        <text:list>
                          <text:list-item>
                            <text:p text:style-name="P106"><text:span text:style-name="T27">Llista de </text:span><text:span text:style-name="T28">CatComunidadAutonomaTF</text:span><text:span text:style-name="T27"> , la descripció del bean CatComunidadAutonomaTF es pot veure a l'apartat </text:span><text:span text:style-name="T27"><text:bookmark-ref text:reference-format="number-all-superior" text:ref-name="__RefHeading__6766_1236556764">5.4.-</text:bookmark-ref></text:span><text:span text:style-name="T2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4" text:outline-level="4" text:is-list-header="true"/>
      <text:h text:style-name="P119"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6">@RolesAllowed({ DIR_ADMIN })</text:p>
            <text:p text:style-name="P66"><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29234483" text:continue-numbering="true" text:style-name="L9">
              <text:list-item>
                <text:list>
                  <text:list-item>
                    <text:list>
                      <text:list-item>
                        <text:list>
                          <text:list-item>
                            <text:p text:style-name="P106"><text:span text:style-name="T27">Llista de </text:span><text:span text:style-name="T28">CatEntidadGeograficaTF</text:span><text:span text:style-name="T27"> , la descripció del bean CatEntidadGeograficaTF es pot veure a l'apartat </text:span><text:span text:style-name="T27"><text:bookmark-ref text:reference-format="number-all-superior" text:ref-name="__RefHeading__6820_1236556764">5.7.-</text:bookmark-ref></text:span><text:span text:style-name="T2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9"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6">@RolesAllowed({ DIR_ADMIN })</text:p>
            <text:p text:style-name="P66"><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0"><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29238105" text:continue-numbering="true" text:style-name="L9">
              <text:list-item>
                <text:list>
                  <text:list-item>
                    <text:list>
                      <text:list-item>
                        <text:list>
                          <text:list-item>
                            <text:p text:style-name="P106"><text:span text:style-name="T27">Llista de </text:span><text:span text:style-name="T28">CatProvinciaTF</text:span><text:span text:style-name="T27"> , la descripció del bean CatProvinciaTF es pot veure a l'apartat </text:span><text:span text:style-name="T27"><text:bookmark-ref text:reference-format="number-all-superior" text:ref-name="__RefHeading__6876_1236556764">5.5.-</text:bookmark-ref></text:span><text:span text:style-name="T2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9"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6">@RolesAllowed({DIR_ADMIN })</text:p>
            <text:p text:style-name="P66"><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29261923" text:continue-numbering="true" text:style-name="L9">
              <text:list-item>
                <text:list>
                  <text:list-item>
                    <text:list>
                      <text:list-item>
                        <text:list>
                          <text:list-item>
                            <text:p text:style-name="P106"><text:span text:style-name="T27">Llista de </text:span><text:span text:style-name="T28">CatLocalidadTF</text:span><text:span text:style-name="T27"> , la descripció del bean CatLocalidadTF es pot veure a l'apartat </text:span><text:span text:style-name="T27"><text:bookmark-ref text:reference-format="number-all-superior" text:ref-name="__RefHeading__6936_1236556764">5.6.-</text:bookmark-ref></text:span><text:span text:style-name="T2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9"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6">@RolesAllowed({DIR_ADMIN })</text:p>
            <text:p text:style-name="P66"><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29254849" text:continue-numbering="true" text:style-name="L9">
              <text:list-item>
                <text:list>
                  <text:list-item>
                    <text:list>
                      <text:list-item>
                        <text:list>
                          <text:list-item>
                            <text:p text:style-name="P106"><text:span text:style-name="T27">Llista de </text:span><text:span text:style-name="T28">CatNivelAdministracion</text:span><text:span text:style-name="T27"> , la descripció del bean CatNivelAdministracion es pot veure a l'apartat </text:span><text:span text:style-name="T27"><text:bookmark-ref text:reference-format="number-all-superior" text:ref-name="__RefHeading__6938_1236556764">5.2.-</text:bookmark-ref></text:span><text:span text:style-name="T2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9"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6"><text:s/>@RolesAllowed({ DIR_ADMIN })</text:p>
            <text:p text:style-name="P66"><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29249378" text:continue-numbering="true" text:style-name="L9">
              <text:list-item>
                <text:list>
                  <text:list-item>
                    <text:list>
                      <text:list-item>
                        <text:list>
                          <text:list-item>
                            <text:p text:style-name="P106"><text:span text:style-name="T27">Llista de </text:span><text:span text:style-name="T28">CatEstadoEntidad</text:span><text:span text:style-name="T27"> , la descripció del bean CatEstadoEntidad es pot veure a l'apartat </text:span><text:span text:style-name="T27"><text:bookmark-ref text:reference-format="number-all-superior" text:ref-name="__RefHeading__6940_1236556764">5.1.-</text:bookmark-ref></text:span><text:span text:style-name="T2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3"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6">@RolesAllowed({DIR_ADMIN })</text:p>
            <text:p text:style-name="P66"><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29256135" text:continue-numbering="true" text:style-name="L9">
              <text:list-item>
                <text:list>
                  <text:list-item>
                    <text:list>
                      <text:list-item>
                        <text:list>
                          <text:list-item>
                            <text:p text:style-name="P106"><text:span text:style-name="T27">Llista de </text:span><text:span text:style-name="T28">CatPais</text:span><text:span text:style-name="T27"> , la descripció del bean CatPais es pot veure a l'apartat </text:span><text:span text:style-name="T27"><text:bookmark-ref text:reference-format="number-all-superior" text:ref-name="__RefHeading__6942_1236556764">5.3.-</text:bookmark-ref></text:span><text:span text:style-name="T27"><text:bookmark-ref text:reference-format="text" text:ref-name="__RefHeading__6942_1236556764">Classe CatPais</text:bookmark-ref></text:span></text:p>
                          </text:list-item>
                        </text:list>
                      </text:list-item>
                    </text:list>
                  </text:list-item>
                </text:list>
              </text:list-item>
            </text:list>
          </table:table-cell>
        </table:table-row>
      </table:table>
      <text:h text:style-name="P119"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766377913346105134" text:style-name="L10">
        <text:list-item>
          <text:p text:style-name="P99">obtenerArbolUnidades</text:p>
        </text:list-item>
        <text:list-item>
          <text:p text:style-name="P99">obtenerUnidad</text:p>
        </text:list-item>
      </text:list>
      <text:p text:style-name="P21"/>
      <text:p text:style-name="P21"/>
      <text:h text:style-name="P113" text:outline-level="2">obtenerArbolUnidades</text:h>
      <text:p text:style-name="Standard"/>
      <text:h text:style-name="P120"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6">@RolesAllowed({ DIR_ADMIN })</text:p>
            <text:p text:style-name="P71"><text:span text:style-name="T20">public </text:span><text:span text:style-name="T30">List&lt;UnidadTF&gt; obtenerArbolUnidades(String codigo, Date fechaActualizacion, Date fechaSincronizacion)</text:span><text:span text:style-name="T19">throws </text:span><text:span text:style-name="T29">Exception;</text:span></text:p>
            <text:p text:style-name="P68"/>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29255551" text:continue-list="list20473766805663063" text:style-name="L8">
              <text:list-item>
                <text:p text:style-name="P90"><text:span text:style-name="T1">String codigo</text:span>: codi de la unitat arrel</text:p>
              </text:list-item>
              <text:list-item>
                <text:p text:style-name="P90"><text:span text:style-name="T1">Date fechaActualizacion</text:span>: data de la darrera actualització</text:p>
              </text:list-item>
              <text:list-item>
                <text:p text:style-name="P90"><text:span text:style-name="T1">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29242515" text:continue-list="list29256135" text:style-name="L9">
              <text:list-item>
                <text:list>
                  <text:list-item>
                    <text:list>
                      <text:list-item>
                        <text:list>
                          <text:list-item>
                            <text:p text:style-name="P100">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3"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8"><text:s/><text:span text:style-name="T23">@RolesAllowed({ DIR_ADMIN })</text:span></text:p>
            <text:p text:style-name="P69"><text:s text:c="2"/><text:span text:style-name="T1">public</text:span> UnidadTF obtenerUnidad(String codigo, Date fechaActualizacion, Date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29242324" text:continue-list="list29255551" text:style-name="L8">
              <text:list-item>
                <text:p text:style-name="P90"><text:span text:style-name="T1">String codigo</text:span>: codi de la unitat arrel</text:p>
              </text:list-item>
              <text:list-item>
                <text:p text:style-name="P90"><text:span text:style-name="T1">Date fechaActualizacion</text:span>: data de la darrera actualització amb dir3caib.</text:p>
              </text:list-item>
              <text:list-item>
                <text:p text:style-name="P90"><text:span text:style-name="T1">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7041315262069841121" text:style-name="L11">
              <text:list-item>
                <text:list>
                  <text:list-item>
                    <text:list>
                      <text:list-item>
                        <text:list>
                          <text:list-item>
                            <text:p text:style-name="P101">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28"><text:tab/>La següent API permet obtenir les oficines relacionades amb unitats depenent de certs criteris. </text:span><text:span text:style-name="T27">El llistat de mètodes que conté aquesta API són:</text:span></text:p>
      <text:p text:style-name="P19"/>
      <text:list xml:id="list29234963" text:continue-list="list766377913346105134" text:style-name="L10">
        <text:list-item>
          <text:p text:style-name="P99">obtenerOficina</text:p>
        </text:list-item>
        <text:list-item>
          <text:p text:style-name="P99">obtenerArbolOficinas</text:p>
        </text:list-item>
        <text:list-item>
          <text:p text:style-name="P99">obtenerOficinasSIRUnidad</text:p>
        </text:list-item>
      </text:list>
      <text:h text:style-name="P114" text:outline-level="2" text:is-list-header="true"/>
      <text:h text:style-name="P113" text:outline-level="2">obtenerOficina</text:h>
      <text:p text:style-name="P19"/>
      <text:list xml:id="list2724336823372783502" text:style-name="L12">
        <text:list-header>
          <text:p text:style-name="P91"/>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29248771" text:continue-list="list29242324" text:style-name="L8">
              <text:list-item>
                <text:p text:style-name="P116"><text:span text:style-name="T1">String codigo</text:span>: <text:span text:style-name="T28">Codi de l'oficina</text:span><text:span text:style-name="T27">.</text:span></text:p>
              </text:list-item>
              <text:list-item>
                <text:p text:style-name="P116"><text:span text:style-name="T1">Date </text:span><text:span text:style-name="T2">fechaActualizacion</text:span>: <text:s/>data <text:span text:style-name="T28"><text:s/>en la que es fa l'actualització.</text:span></text:p>
              </text:list-item>
              <text:list-item>
                <text:p text:style-name="P116"><text:span text:style-name="T2">Date fechaSincronizacion</text:span><text:span text:style-name="T28">: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1968937104236469969" text:style-name="L13">
              <text:list-item>
                <text:p text:style-name="P117"><text:span text:style-name="T1">OficinaTF</text:span>: Les dades de l'oficina en qüestió. El bean que la descriu es pot consultar a <text:span text:style-name="T26">l'apartat </text:span><text:span text:style-name="T26"><text:bookmark-ref text:reference-format="number-all-superior" text:ref-name="__RefHeading__7106_1236556764">5.9.-</text:bookmark-ref></text:span><text:span text:style-name="T26"><text:bookmark-ref text:reference-format="text" text:ref-name="__RefHeading__7106_1236556764">Classe OficinaTF</text:bookmark-ref></text:span></text:p>
              </text:list-item>
            </text:list>
          </table:table-cell>
        </table:table-row>
      </table:table>
      <text:p text:style-name="P19"/>
      <text:h text:style-name="P113"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29246493" text:continue-list="list29248771" text:style-name="L8">
              <text:list-item>
                <text:p text:style-name="P90"><text:span text:style-name="T1">String codigo</text:span>: codi de la unitat</text:p>
              </text:list-item>
              <text:list-item>
                <text:p text:style-name="P90"><text:span text:style-name="T1">Date <text:s/>fechaActualizacion</text:span>: data de la darrera actualització amb dir3caib.</text:p>
              </text:list-item>
              <text:list-item>
                <text:p text:style-name="P90"><text:span text:style-name="T1">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1619551041097282285" text:style-name="L14">
              <text:list-item>
                <text:p text:style-name="P92"><text:span text:style-name="T24">Llista d'OficinaTF , la descripció del bean OficinaTF es pot veure a l'apartat </text:span><text:span text:style-name="T24"><text:bookmark-ref text:reference-format="number-all-superior" text:ref-name="__RefHeading__6818_1236556764"/></text:span><text:span text:style-name="T24"><text:bookmark-ref text:reference-format="number-all-superior" text:ref-name="__RefHeading__7018_1236556764">5.8.-</text:bookmark-ref></text:span><text:span text:style-name="T24"><text:bookmark-ref text:reference-format="text" text:ref-name="__RefHeading__7018_1236556764">Classe UnidadTF</text:bookmark-ref></text:span></text:p>
              </text:list-item>
            </text:list>
          </table:table-cell>
        </table:table-row>
      </table:table>
      <text:p text:style-name="P19"/>
      <text:p text:style-name="P19"/>
      <text:h text:style-name="P113" text:outline-level="2"><text:bookmark-start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6">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29240392" text:continue-list="list29246493" text:style-name="L8">
              <text:list-item>
                <text:p text:style-name="P90"><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7840198693347138657" text:style-name="L15">
              <text:list-item>
                <text:p text:style-name="P93"><text:span text:style-name="T24">Llista d'OficinaTF, la descripció del bean OficinaTF es pot veure a 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2" text:outline-level="1">Model de dades</text:h>
      <text:p text:style-name="P50">A continuació es descriuen les diferents classes que comporten el model de dades que es 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2"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0"><text:tab/>C<text:span text:style-name="T27">lasse que representa els diferents nivells d'administració que hi ha a dir3Caib. Els valors són:</text:span></text:p>
      <text:list xml:id="list1663938959043893534" text:style-name="L16">
        <text:list-item>
          <text:p text:style-name="P125">Administración Autonómica</text:p>
        </text:list-item>
        <text:list-item>
          <text:p text:style-name="P125">Administración General del Estado</text:p>
        </text:list-item>
        <text:list-item>
          <text:p text:style-name="P125">Administración Institucional</text:p>
        </text:list-item>
        <text:list-item>
          <text:p text:style-name="P125">Administración Local</text:p>
        </text:list-item>
        <text:list-item>
          <text:p text:style-name="P125">Historicos AGE</text:p>
        </text:list-item>
        <text:list-item>
          <text:p text:style-name="P125">Historicos CCAA</text:p>
        </text:list-item>
        <text:list-item>
          <text:p text:style-name="P125">Historicos EELL</text:p>
        </text:list-item>
        <text:list-item>
          <text:p text:style-name="P125">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8"><text:line-break/></text:p>
      <text:h text:style-name="P115"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78"><text:tab/>Classe que representa un País.</text:p>
      <text:p text:style-name="P78"/>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9">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9">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9">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9">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8"/>
      <text:h text:style-name="P115"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8"><text:tab/>Classe que representa una comunitat autònoma.</text:p>
      <text:p text:style-name="P78"/>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9">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9">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9">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5"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8"><text:tab/>Classe que representa una província.</text:p>
      <text:p text:style-name="P78"/>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8"/>
      <text:h text:style-name="P115"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8"><text:tab/>Classe que representa una localitat.</text:p>
      <text:p text:style-name="P78"/>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9">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9">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9">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9">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2"/>
      <text:h text:style-name="P115"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78"><text:tab/>Classe<text:tab/>que representa una entitat geogràfica.</text:p>
      <text:p text:style-name="P78"/>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9">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2"/>
      <text:h text:style-name="P115" text:outline-level="2"><text:bookmark-start text:name="__RefNumPara__7350_1137365102"/><text:bookmark-start text:name="__RefHeading__7018_1236556764"/>Classe UnidadTF<text:bookmark-end text:name="__RefNumPara__7350_1137365102"/><text:bookmark-end text:name="__RefHeading__7018_1236556764"/></text:h>
      <text:p text:style-name="P78"><text:tab/>Classe que representa el conjunt de dades d'una unitat que són transferides via WS.</text:p>
      <text:p text:style-name="P78"/>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9">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9">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9">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9">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9">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9">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9">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9">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9">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9">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9">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9">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9">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9">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9">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8"/>
      <text:p text:style-name="P78"/>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6">public @ResponseBody</text:p>
            <text:p text:style-name="P66">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29262554" text:continue-list="list29240392" text:style-name="L8">
              <text:list-item>
                <text:p text:style-name="P107">String codigo: codi de l'organisme que cercam.</text:p>
              </text:list-item>
              <text:list-item>
                <text:p text:style-name="P108">String denominacion: denominació de l'organisme que cercam</text:p>
              </text:list-item>
              <text:list-item>
                <text:p text:style-name="P105">Long codNivelAdministracion: codi del nivell d'administració dels organismes que cercam</text:p>
              </text:list-item>
              <text:list-item>
                <text:p text:style-name="P105">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4070056582360092090" text:style-name="L17">
              <text:list-item>
                <text:list>
                  <text:list-item>
                    <text:list>
                      <text:list-item>
                        <text:list>
                          <text:list-item>
                            <text:p text:style-name="P109"><text:span text:style-name="T27">Llista &lt;Unidad&gt;, la descripció del bean Unidad es pot veure a l'apartat </text:span><text:span text:style-name="T27"><text:bookmark-ref text:reference-format="number-all-superior" text:ref-name="__RefHeading__7310_1236556764">6.2.1.-</text:bookmark-ref></text:span><text:span text:style-name="T27"><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6"><text:s/>public @ResponseBody</text:p>
            <text:p text:style-name="P66"><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29240270" text:continue-list="list29262554" text:style-name="L8">
              <text:list-item>
                <text:p text:style-name="P107">String codigo: codi de <text:s/>l'oficina que cercam.</text:p>
              </text:list-item>
              <text:list-item>
                <text:p text:style-name="P108">String denominacion: denominació de l'oficina que cercam</text:p>
              </text:list-item>
              <text:list-item>
                <text:p text:style-name="P105">Long codNivelAdministracion: codi del nivell d'administració de les oficines que cercam</text:p>
              </text:list-item>
              <text:list-item>
                <text:p text:style-name="P105">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2888223091170996878" text:style-name="L18">
              <text:list-item>
                <text:list>
                  <text:list-item>
                    <text:list>
                      <text:list-item>
                        <text:list>
                          <text:list-item>
                            <text:p text:style-name="P110"><text:span text:style-name="T27">Llista&lt;Oficina&gt;, la descripció del bean Oficina es pot veure a l'apartat </text:span><text:span text:style-name="T27"><text:bookmark-ref text:reference-format="number-all-superior" text:ref-name="__RefHeading__7312_1236556764">6.2.2.-</text:bookmark-ref></text:span><text:span text:style-name="T27"><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6">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29253172" text:continue-list="list29240270" text:style-name="L8">
              <text:list-item>
                <text:p text:style-name="P107">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8640555720389262544" text:style-name="L19">
              <text:list-item>
                <text:list>
                  <text:list-item>
                    <text:list>
                      <text:list-item>
                        <text:list>
                          <text:list-item>
                            <text:p text:style-name="P102">String: <text:s/>la denominació de la unitat.</text:p>
                            <text:p text:style-name="P102"/>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6">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29255282" text:continue-list="list29253172" text:style-name="L8">
              <text:list-item>
                <text:p text:style-name="P107">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5990762249308968695" text:style-name="L20">
              <text:list-item>
                <text:list>
                  <text:list-item>
                    <text:list>
                      <text:list-item>
                        <text:list>
                          <text:list-item>
                            <text:p text:style-name="P103">String: <text:s/>la denominació de l'oficina.</text:p>
                            <text:p text:style-name="P103"/>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92</dc:date><text:p text:style-name="P126"><text:span text:style-name="T35">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9">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9">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9">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2">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9">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2">nivelAdministracion</text:p>
          </table:table-cell>
          <table:table-cell table:style-name="Tabla33.A2" office:value-type="string">
            <text:p text:style-name="P72">CatNivelAdministracion</text:p>
          </table:table-cell>
          <table:table-cell table:style-name="Tabla33.C2" office:value-type="float" office:value="1">
            <text:p text:style-name="P72">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9">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9">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9">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2">esEdp</text:p>
          </table:table-cell>
          <table:table-cell table:style-name="Tabla33.A2" office:value-type="string">
            <text:p text:style-name="P72">boolean </text:p>
          </table:table-cell>
          <table:table-cell table:style-name="Tabla33.C2" office:value-type="float" office:value="1">
            <text:p text:style-name="P72">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2">codEdpPrincipal</text:p>
          </table:table-cell>
          <table:table-cell table:style-name="Tabla33.A2" office:value-type="string">
            <text:p text:style-name="P72">Unidad </text:p>
          </table:table-cell>
          <table:table-cell table:style-name="Tabla33.A2" office:value-type="string">
            <text:p text:style-name="P72">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2">codTipoEntPublica</text:p>
          </table:table-cell>
          <table:table-cell table:style-name="Tabla33.A2" office:value-type="string">
            <text:p text:style-name="P72">CatTipoEntidadPublica</text:p>
          </table:table-cell>
          <table:table-cell table:style-name="Tabla33.A2" office:value-type="string">
            <text:p text:style-name="P72">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2">codTipoUnidad</text:p>
          </table:table-cell>
          <table:table-cell table:style-name="Tabla33.A2" office:value-type="string">
            <text:p text:style-name="P72">CatTipoUnidadOrganica</text:p>
          </table:table-cell>
          <table:table-cell table:style-name="Tabla33.A2" office:value-type="string">
            <text:p text:style-name="P72">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2">codAmbitoTerritorial</text:p>
          </table:table-cell>
          <table:table-cell table:style-name="Tabla33.A2" office:value-type="string">
            <text:p text:style-name="P72">CatAmbitoTerritorial</text:p>
          </table:table-cell>
          <table:table-cell table:style-name="Tabla33.C2" office:value-type="float" office:value="1">
            <text:p text:style-name="P72">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2">codAmbEntGeografica</text:p>
          </table:table-cell>
          <table:table-cell table:style-name="Tabla33.A2" office:value-type="string">
            <text:p text:style-name="P72">CatEntidadGeografica</text:p>
          </table:table-cell>
          <table:table-cell table:style-name="Tabla33.C2" office:value-type="float" office:value="1">
            <text:p text:style-name="P72">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2">codAmb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2">codAmb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2">codAmbProvincia</text:p>
          </table:table-cell>
          <table:table-cell table:style-name="Tabla33.A2" office:value-type="string">
            <text:p text:style-name="P72">CatProvincia</text:p>
          </table:table-cell>
          <table:table-cell table:style-name="Tabla33.A2" office:value-type="string">
            <text:p text:style-name="P72">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2">catLocalidad</text:p>
          </table:table-cell>
          <table:table-cell table:style-name="Tabla33.A2" office:value-type="string">
            <text:p text:style-name="P72">CatLocalidad </text:p>
          </table:table-cell>
          <table:table-cell table:style-name="Tabla33.A2" office:value-type="string">
            <text:p text:style-name="P72">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2">codAmbIsla</text:p>
          </table:table-cell>
          <table:table-cell table:style-name="Tabla33.A2" office:value-type="string">
            <text:p text:style-name="P72">CatIsla</text:p>
          </table:table-cell>
          <table:table-cell table:style-name="Tabla33.A2" office:value-type="string">
            <text:p text:style-name="P72">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2">codAmbElm</text:p>
          </table:table-cell>
          <table:table-cell table:style-name="Tabla33.A2" office:value-type="string">
            <text:p text:style-name="P72">Long </text:p>
          </table:table-cell>
          <table:table-cell table:style-name="Tabla33.A2" office:value-type="string">
            <text:p text:style-name="P72">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2">codAmbLocExtranjera</text:p>
          </table:table-cell>
          <table:table-cell table:style-name="Tabla33.A2" office:value-type="string">
            <text:p text:style-name="P72">String</text:p>
          </table:table-cell>
          <table:table-cell table:style-name="Tabla33.A2" office:value-type="string">
            <text:p text:style-name="P72">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9">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2">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9">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9">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9">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9">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2">fechaImportacion</text:p>
          </table:table-cell>
          <table:table-cell table:style-name="Tabla33.A2" office:value-type="string">
            <text:p text:style-name="P74">Date </text:p>
          </table:table-cell>
          <table:table-cell table:style-name="Tabla33.C2" office:value-type="float" office:value="1">
            <text:p text:style-name="P74">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2">codExtern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2">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2">observBaja</text:p>
          </table:table-cell>
          <table:table-cell table:style-name="Tabla33.A2" office:value-type="string">
            <text:p text:style-name="P72">String </text:p>
          </table:table-cell>
          <table:table-cell table:style-name="Tabla33.A2" office:value-type="string">
            <text:p text:style-name="P72">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2">tipoVia</text:p>
          </table:table-cell>
          <table:table-cell table:style-name="Tabla33.A2" office:value-type="string">
            <text:p text:style-name="P72">CatTipoVia</text:p>
          </table:table-cell>
          <table:table-cell table:style-name="Tabla33.A2" office:value-type="string">
            <text:p text:style-name="P72"><office:annotation><dc:creator>Marilen Gonzalez del Amo</dc:creator><dc:date>2015-01-13T10:32:34.93</dc:date><text:p text:style-name="P126"><text:span text:style-name="T36">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2">nombre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2">num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2">complement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2">codPostal</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2">cod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2">cod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2">codLocalidad</text:p>
          </table:table-cell>
          <table:table-cell table:style-name="Tabla33.A2" office:value-type="string">
            <text:p text:style-name="P72">CatLocalidad</text:p>
          </table:table-cell>
          <table:table-cell table:style-name="Tabla33.A2" office:value-type="string">
            <text:p text:style-name="P72">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2">dir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2">loc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2">observaciones</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2">contactos</text:p>
          </table:table-cell>
          <table:table-cell table:style-name="Tabla33.A2" office:value-type="string">
            <text:p text:style-name="P72">List&lt;ContactoUnidadOrganica&gt;</text:p>
          </table:table-cell>
          <table:table-cell table:style-name="Tabla33.A2" office:value-type="string">
            <text:p text:style-name="P72"><office:annotation><dc:creator>Marilen Gonzalez del Amo</dc:creator><dc:date>2015-01-13T10:32:52.94</dc:date><text:p text:style-name="P126"><text:span text:style-name="T35">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2">organizativaOfi</text:p>
          </table:table-cell>
          <table:table-cell table:style-name="Tabla33.A2" office:value-type="string">
            <text:p text:style-name="P72">List&lt;RelacionOrganizativaOfi&gt;</text:p>
          </table:table-cell>
          <table:table-cell table:style-name="Tabla33.A2" office:value-type="string">
            <text:p text:style-name="P72">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2">sirOfi</text:p>
          </table:table-cell>
          <table:table-cell table:style-name="Tabla33.A2" office:value-type="string">
            <text:p text:style-name="P72">List&lt;RelacionSirOfi&gt; </text:p>
          </table:table-cell>
          <table:table-cell table:style-name="Tabla33.A2" office:value-type="string">
            <text:p text:style-name="P72">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9">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94</dc:date><text:p text:style-name="P126"><text:span text:style-name="T35">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7"><text:s/><text:span text:style-name="T8">$.ajax({</text:span></text:p>
            <text:p text:style-name="P66"><text:soft-page-break/><text:s text:c="7"/>async: false,</text:p>
            <text:p text:style-name="P66"><text:s text:c="7"/>crossDomain: true,</text:p>
            <text:p text:style-name="P66"><text:s text:c="7"/>url: “http://localhost:8080/dir3caib/rest/busqueda/organismos”,</text:p>
            <text:p text:style-name="P66"><text:s text:c="7"/>type: 'GET',</text:p>
            <text:p text:style-name="P66"><text:s text:c="7"/>dataType: 'json',</text:p>
            <text:p text:style-name="P66"><text:s text:c="7"/>data: { codigo: codigoOrganismo, denominacion: denominacion, <text:s text:c="3"/>codNivelAdministracion: codNivelAdministracion, codComunidadAutonoma: codComunidadAutonoma },</text:p>
            <text:p text:style-name="P66"><text:s text:c="12"/>success: function(result) { </text:p>
            <text:p text:style-name="P66"><text:s text:c="15"/>var len = result.length;</text:p>
            <text:p text:style-name="P66"><text:s text:c="15"/>for ( var i = 0; i &lt; len; i++) {</text:p>
            <text:p text:style-name="P66"><text:s text:c="18"/>var denominacion = result[i].denominacion;</text:p>
            <text:p text:style-name="P66"><text:s text:c="18"/>var codigo = resulto[i].codigo;</text:p>
            <text:p text:style-name="P66"><text:s text:c="18"/></text:p>
            <text:p text:style-name="P66"><text:s text:c="18"/>alert(codigo +”-” +denominacion);</text:p>
            <text:p text:style-name="P66"/>
            <text:p text:style-name="P66"><text:s text:c="15"/>}</text:p>
            <text:p text:style-name="P66"><text:s/>});</text:p>
            <text:p text:style-name="P29"><text:s text:c="27"/></text:p>
          </table:table-cell>
        </table:table-row>
      </table:table>
      <text:p text:style-name="Text_20_body"/>
      <text:h text:style-name="Heading_20_1" text:outline-level="1">Wsdl</text:h>
      <text:h text:style-name="Heading_20_2" text:outline-level="2">Catàleg</text:h>
      <text:p text:style-name="P58">&lt;?xml version="1.0" encoding="UTF-8"?&gt;</text:p>
      <text:p text:style-name="P58">&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Catalogos?wsdl=Dir3CaibObtenerCatalogosWs.wsdl" namespace="http://catalogo.ws.dir3caib.caib.es/"&gt;</text:p>
      <text:p text:style-name="P58"><text:s text:c="4"/>&lt;/wsdl:import&gt;</text:p>
      <text:p text:style-name="P58"><text:s text:c="2"/>&lt;wsdl:binding name="Dir3CaibObtenerCatalogosWsServiceSoapBinding" type="ns1:Dir3CaibObtenerCatalogosWs"&gt;</text:p>
      <text:p text:style-name="P58"><text:s text:c="4"/>&lt;soap:binding style="document" transport="http://schemas.xmlsoap.org/soap/http"/&gt;</text:p>
      <text:p text:style-name="P58"><text:s text:c="4"/>&lt;wsdl:operation name="obtenerCatComunidadAutonoma"&gt;</text:p>
      <text:p text:style-name="P58"><text:s text:c="6"/>&lt;soap:operation soapAction="" style="document"/&gt;</text:p>
      <text:p text:style-name="P58"><text:s text:c="6"/>&lt;wsdl:input name="obtenerCatComunidadAutonoma"&gt;</text:p>
      <text:p text:style-name="P58"><text:s text:c="8"/>&lt;soap:body use="literal"/&gt;</text:p>
      <text:p text:style-name="P58"><text:s text:c="6"/>&lt;/wsdl:input&gt;</text:p>
      <text:p text:style-name="P58"><text:s text:c="6"/>&lt;wsdl:output name="obtenerCatComunidadAutonomaResponse"&gt;</text:p>
      <text:p text:style-name="P58"><text:soft-page-break/><text:s text:c="8"/>&lt;soap:body use="literal"/&gt;</text:p>
      <text:p text:style-name="P58"><text:s text:c="6"/>&lt;/wsdl:output&gt;</text:p>
      <text:p text:style-name="P58"><text:s text:c="4"/>&lt;/wsdl:operation&gt;</text:p>
      <text:p text:style-name="P58"><text:s text:c="4"/>&lt;wsdl:operation name="obtenerCatEntidadGeografica"&gt;</text:p>
      <text:p text:style-name="P58"><text:s text:c="6"/>&lt;soap:operation soapAction="" style="document"/&gt;</text:p>
      <text:p text:style-name="P58"><text:s text:c="6"/>&lt;wsdl:input name="obtenerCatEntidadGeografica"&gt;</text:p>
      <text:p text:style-name="P58"><text:s text:c="8"/>&lt;soap:body use="literal"/&gt;</text:p>
      <text:p text:style-name="P58"><text:s text:c="6"/>&lt;/wsdl:input&gt;</text:p>
      <text:p text:style-name="P58"><text:s text:c="6"/>&lt;wsdl:output name="obtenerCatEntidadGeograficaResponse"&gt;</text:p>
      <text:p text:style-name="P58"><text:s text:c="8"/>&lt;soap:body use="literal"/&gt;</text:p>
      <text:p text:style-name="P58"><text:s text:c="6"/>&lt;/wsdl:output&gt;</text:p>
      <text:p text:style-name="P58"><text:s text:c="4"/>&lt;/wsdl:operation&gt;</text:p>
      <text:p text:style-name="P58"><text:s text:c="4"/>&lt;wsdl:operation name="obtenerCatProvincia"&gt;</text:p>
      <text:p text:style-name="P58"><text:s text:c="6"/>&lt;soap:operation soapAction="" style="document"/&gt;</text:p>
      <text:p text:style-name="P58"><text:s text:c="6"/>&lt;wsdl:input name="obtenerCatProvincia"&gt;</text:p>
      <text:p text:style-name="P58"><text:s text:c="8"/>&lt;soap:body use="literal"/&gt;</text:p>
      <text:p text:style-name="P58"><text:s text:c="6"/>&lt;/wsdl:input&gt;</text:p>
      <text:p text:style-name="P58"><text:s text:c="6"/>&lt;wsdl:output name="obtenerCatProvinciaResponse"&gt;</text:p>
      <text:p text:style-name="P58"><text:s text:c="8"/>&lt;soap:body use="literal"/&gt;</text:p>
      <text:p text:style-name="P58"><text:s text:c="6"/>&lt;/wsdl:output&gt;</text:p>
      <text:p text:style-name="P58"><text:s text:c="4"/>&lt;/wsdl:operation&gt;</text:p>
      <text:p text:style-name="P58"><text:s text:c="4"/>&lt;wsdl:operation name="obtenerCatLocalidad"&gt;</text:p>
      <text:p text:style-name="P58"><text:s text:c="6"/>&lt;soap:operation soapAction="" style="document"/&gt;</text:p>
      <text:p text:style-name="P58"><text:s text:c="6"/>&lt;wsdl:input name="obtenerCatLocalidad"&gt;</text:p>
      <text:p text:style-name="P58"><text:s text:c="8"/>&lt;soap:body use="literal"/&gt;</text:p>
      <text:p text:style-name="P58"><text:s text:c="6"/>&lt;/wsdl:input&gt;</text:p>
      <text:p text:style-name="P58"><text:s text:c="6"/>&lt;wsdl:output name="obtenerCatLocalidadResponse"&gt;</text:p>
      <text:p text:style-name="P58"><text:s text:c="8"/>&lt;soap:body use="literal"/&gt;</text:p>
      <text:p text:style-name="P58"><text:s text:c="6"/>&lt;/wsdl:output&gt;</text:p>
      <text:p text:style-name="P58"><text:s text:c="4"/>&lt;/wsdl:operation&gt;</text:p>
      <text:p text:style-name="P58"><text:s text:c="4"/>&lt;wsdl:operation name="obtenerCatNivelAdministracion"&gt;</text:p>
      <text:p text:style-name="P58"><text:s text:c="6"/>&lt;soap:operation soapAction="" style="document"/&gt;</text:p>
      <text:p text:style-name="P58"><text:s text:c="6"/>&lt;wsdl:input name="obtenerCatNivelAdministracion"&gt;</text:p>
      <text:p text:style-name="P58"><text:s text:c="8"/>&lt;soap:body use="literal"/&gt;</text:p>
      <text:p text:style-name="P58"><text:s text:c="6"/>&lt;/wsdl:input&gt;</text:p>
      <text:p text:style-name="P58"><text:s text:c="6"/>&lt;wsdl:output name="obtenerCatNivelAdministracionResponse"&gt;</text:p>
      <text:p text:style-name="P58"><text:s text:c="8"/>&lt;soap:body use="literal"/&gt;</text:p>
      <text:p text:style-name="P58"><text:s text:c="6"/>&lt;/wsdl:output&gt;</text:p>
      <text:p text:style-name="P58"><text:soft-page-break/><text:s text:c="4"/>&lt;/wsdl:operation&gt;</text:p>
      <text:p text:style-name="P58"><text:s text:c="4"/>&lt;wsdl:operation name="obtenerCatEstadoEntidad"&gt;</text:p>
      <text:p text:style-name="P58"><text:s text:c="6"/>&lt;soap:operation soapAction="" style="document"/&gt;</text:p>
      <text:p text:style-name="P58"><text:s text:c="6"/>&lt;wsdl:input name="obtenerCatEstadoEntidad"&gt;</text:p>
      <text:p text:style-name="P58"><text:s text:c="8"/>&lt;soap:body use="literal"/&gt;</text:p>
      <text:p text:style-name="P58"><text:s text:c="6"/>&lt;/wsdl:input&gt;</text:p>
      <text:p text:style-name="P58"><text:s text:c="6"/>&lt;wsdl:output name="obtenerCatEstadoEntidadResponse"&gt;</text:p>
      <text:p text:style-name="P58"><text:s text:c="8"/>&lt;soap:body use="literal"/&gt;</text:p>
      <text:p text:style-name="P58"><text:s text:c="6"/>&lt;/wsdl:output&gt;</text:p>
      <text:p text:style-name="P58"><text:s text:c="4"/>&lt;/wsdl:operation&gt;</text:p>
      <text:p text:style-name="P58"><text:s text:c="4"/>&lt;wsdl:operation name="obtenerCatPais"&gt;</text:p>
      <text:p text:style-name="P58"><text:s text:c="6"/>&lt;soap:operation soapAction="" style="document"/&gt;</text:p>
      <text:p text:style-name="P58"><text:s text:c="6"/>&lt;wsdl:input name="obtenerCatPais"&gt;</text:p>
      <text:p text:style-name="P58"><text:s text:c="8"/>&lt;soap:body use="literal"/&gt;</text:p>
      <text:p text:style-name="P58"><text:s text:c="6"/>&lt;/wsdl:input&gt;</text:p>
      <text:p text:style-name="P58"><text:s text:c="6"/>&lt;wsdl:output name="obtenerCatPaisResponse"&gt;</text:p>
      <text:p text:style-name="P58"><text:s text:c="8"/>&lt;soap:body use="literal"/&gt;</text:p>
      <text:p text:style-name="P58"><text:s text:c="6"/>&lt;/wsdl:output&gt;</text:p>
      <text:p text:style-name="P58"><text:s text:c="4"/>&lt;/wsdl:operation&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2"/>&lt;/wsdl:binding&gt;</text:p>
      <text:p text:style-name="P58"><text:soft-page-break/><text:s text:c="2"/>&lt;wsdl:service name="Dir3CaibObtenerCatalogosWsService"&gt;</text:p>
      <text:p text:style-name="P58"><text:s text:c="4"/>&lt;wsdl:port binding="tns:Dir3CaibObtenerCatalogosWsServiceSoapBinding" name="Dir3CaibObtenerCatalogosWs"&gt;</text:p>
      <text:p text:style-name="P58"><text:s text:c="6"/>&lt;soap:address location="http://10.215.216.178:8080/dir3caib/ws/Dir3CaibObtenerCatalogos"/&gt;</text:p>
      <text:p text:style-name="P58"><text:s text:c="4"/>&lt;/wsdl:port&gt;</text:p>
      <text:p text:style-name="P58"><text:s text:c="2"/>&lt;/wsdl:service&gt;</text:p>
      <text:p text:style-name="P58">&lt;/wsdl:definitions&gt;</text:p>
      <text:p text:style-name="P58"/>
      <text:h text:style-name="Heading_20_2" text:outline-level="2">Unitats</text:h>
      <text:p text:style-name="P58">&lt;?xml version="1.0" encoding="UTF-8"?&gt;</text:p>
      <text:p text:style-name="P58">&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Unidades?wsdl=Dir3CaibObtenerUnidadesWs.wsdl" namespace="http://unidad.ws.dir3caib.caib.es/"&gt;</text:p>
      <text:p text:style-name="P58"><text:s text:c="4"/>&lt;/wsdl:import&gt;</text:p>
      <text:p text:style-name="P58"><text:s text:c="2"/>&lt;wsdl:binding name="Dir3CaibObtenerUnidadesWsServiceSoapBinding" type="ns1:Dir3CaibObtenerUnidadesWs"&gt;</text:p>
      <text:p text:style-name="P58"><text:s text:c="4"/>&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oft-page-break/><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Unidad"&gt;</text:p>
      <text:p text:style-name="P58"><text:s text:c="6"/>&lt;soap:operation soapAction="" style="document"/&gt;</text:p>
      <text:p text:style-name="P58"><text:s text:c="6"/>&lt;wsdl:input name="obtenerUnidad"&gt;</text:p>
      <text:p text:style-name="P58"><text:s text:c="8"/>&lt;soap:body use="literal"/&gt;</text:p>
      <text:p text:style-name="P58"><text:s text:c="6"/>&lt;/wsdl:input&gt;</text:p>
      <text:p text:style-name="P58"><text:s text:c="6"/>&lt;wsdl:output name="obtenerUnidadResponse"&gt;</text:p>
      <text:p text:style-name="P58"><text:s text:c="8"/>&lt;soap:body use="literal"/&gt;</text:p>
      <text:p text:style-name="P58"><text:s text:c="6"/>&lt;/wsdl:output&gt;</text:p>
      <text:p text:style-name="P58"><text:s text:c="4"/>&lt;/wsdl:operation&gt;</text:p>
      <text:p text:style-name="P58"><text:s text:c="4"/>&lt;wsdl:operation name="obtenerArbolUnidades"&gt;</text:p>
      <text:p text:style-name="P58"><text:s text:c="6"/>&lt;soap:operation soapAction="" style="document"/&gt;</text:p>
      <text:p text:style-name="P58"><text:s text:c="6"/>&lt;wsdl:input name="obtenerArbolUnidades"&gt;</text:p>
      <text:p text:style-name="P58"><text:s text:c="8"/>&lt;soap:body use="literal"/&gt;</text:p>
      <text:p text:style-name="P58"><text:s text:c="6"/>&lt;/wsdl:input&gt;</text:p>
      <text:p text:style-name="P58"><text:s text:c="6"/>&lt;wsdl:output name="obtenerArbolUnidades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UnidadesWsService"&gt;</text:p>
      <text:p text:style-name="P58"><text:s text:c="4"/>&lt;wsdl:port binding="tns:Dir3CaibObtenerUnidadesWsServiceSoapBinding" name="Dir3CaibObtenerUnidadesWs"&gt;</text:p>
      <text:p text:style-name="P58"><text:s text:c="6"/>&lt;soap:address location="http://10.215.216.178:8080/dir3caib/ws/Dir3CaibObtenerUnidades"/&gt;</text:p>
      <text:p text:style-name="P58"><text:s text:c="4"/>&lt;/wsdl:port&gt;</text:p>
      <text:p text:style-name="P58"><text:s text:c="2"/>&lt;/wsdl:service&gt;</text:p>
      <text:p text:style-name="P58">&lt;/wsdl:definitions&gt;</text:p>
      <text:p text:style-name="P58"/>
      <text:h text:style-name="Heading_20_2" text:outline-level="2">Oficines</text:h>
      <text:p text:style-name="P58">&lt;?xml version="1.0" encoding="UTF-8"?&gt;</text:p>
      <text:p text:style-name="P58">&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8">&lt;wsdl:import location="http://ibit157:8080/dir3caib/ws/Dir3CaibObtenerOficinas?wsdl=Dir3CaibObtenerOficinasWs.wsdl" namespace="http://oficina.ws.dir3caib.caib.es/"&gt;</text:p>
      <text:p text:style-name="P58">&lt;/wsdl:import&gt;</text:p>
      <text:p text:style-name="P58">&lt;wsdl:binding name="Dir3CaibObtenerOficinasWsServiceSoapBinding" type="ns1:Dir3CaibObtenerOficinasWs"&gt;&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obtenerOficinasSIRUnidad"&gt;</text:p>
      <text:p text:style-name="P58"><text:s text:c="6"/>&lt;soap:operation soapAction="" style="document"/&gt;</text:p>
      <text:p text:style-name="P58"><text:s text:c="6"/>&lt;wsdl:input name="obtenerOficinasSIRUnidad"&gt;</text:p>
      <text:p text:style-name="P58"><text:s text:c="8"/>&lt;soap:body use="literal"/&gt;</text:p>
      <text:p text:style-name="P58"><text:s text:c="6"/>&lt;/wsdl:input&gt;</text:p>
      <text:p text:style-name="P58"><text:s text:c="6"/>&lt;wsdl:output name="obtenerOficinasSIRUnidad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ArbolOficinas"&gt;</text:p>
      <text:p text:style-name="P58"><text:s text:c="6"/>&lt;soap:operation soapAction="" style="document"/&gt;</text:p>
      <text:p text:style-name="P58"><text:s text:c="6"/>&lt;wsdl:input name="obtenerArbolOficinas"&gt;</text:p>
      <text:p text:style-name="P58"><text:soft-page-break/><text:s text:c="8"/>&lt;soap:body use="literal"/&gt;</text:p>
      <text:p text:style-name="P58"><text:s text:c="6"/>&lt;/wsdl:input&gt;</text:p>
      <text:p text:style-name="P58"><text:s text:c="6"/>&lt;wsdl:output name="obtenerArbolOficinasResponse"&gt;</text:p>
      <text:p text:style-name="P58"><text:s text:c="8"/>&lt;soap:body use="literal"/&gt;</text:p>
      <text:p text:style-name="P58"><text:s text:c="6"/>&lt;/wsdl:output&gt;</text:p>
      <text:p text:style-name="P58"><text:s text:c="4"/>&lt;/wsdl:operation&gt;</text:p>
      <text:p text:style-name="P58"><text:s text:c="4"/>&lt;wsdl:operation name="obtenerOficina"&gt;</text:p>
      <text:p text:style-name="P58"><text:s text:c="6"/>&lt;soap:operation soapAction="" style="document"/&gt;</text:p>
      <text:p text:style-name="P58"><text:s text:c="6"/>&lt;wsdl:input name="obtenerOficina"&gt;</text:p>
      <text:p text:style-name="P58"><text:s text:c="8"/>&lt;soap:body use="literal"/&gt;</text:p>
      <text:p text:style-name="P58"><text:s text:c="6"/>&lt;/wsdl:input&gt;</text:p>
      <text:p text:style-name="P58"><text:s text:c="6"/>&lt;wsdl:output name="obtenerOficina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OficinasWsService"&gt;&lt;wsdl:port binding="tns:Dir3CaibObtenerOficinasWsServiceSoapBinding" name="Dir3CaibObtenerOficinasWs"&gt;</text:p>
      <text:p text:style-name="P58"><text:s text:c="6"/>&lt;soap:address location="http://10.215.216.178:8080/dir3caib/ws/Dir3CaibObtenerOficinas"/&gt;</text:p>
      <text:p text:style-name="P58"><text:s text:c="4"/>&lt;/wsdl:port&gt;</text:p>
      <text:p text:style-name="P58"><text:s text:c="2"/>&lt;/wsdl:service&gt;</text:p>
      <text:p text:style-name="P58">&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40</meta:editing-cycles>
    <meta:editing-duration>P22DT4H23M34S</meta:editing-duration>
    <meta:initial-creator>Antoni Nadal</meta:initial-creator>
    <dc:date>2016-05-31T09:07:07.73</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48" meta:image-count="5" meta:object-count="0" meta:page-count="38" meta:paragraph-count="1281" meta:word-count="4918" meta:character-count="43821"/>
    <meta:user-defined meta:name="Información 1"/>
    <meta:user-defined meta:name="Información 2"/>
    <meta:user-defined meta:name="Información 3"/>
    <meta:user-defined meta:name="Información 4"/>
  </office:meta>
</office:document-meta>
</file>